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3])&gt;3)" style:apply-style-name="Heading" style:base-cell-address="Sheet1.A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imates </text:p>
          </table:table-cell>
          <table:table-cell table:style-name="ce2" office:value-type="string" calcext:value-type="string">
            <text:p>Town zone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in. build year</text:p>
          </table:table-cell>
          <table:table-cell table:style-name="ce2" office:value-type="string" calcext:value-type="string">
            <text:p>Max. build year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ail generation</text:p>
          </table:table-cell>
          <table:table-cell table:style-name="ce2" office:value-type="string" calcext:value-type="string">
            <text:p>Passenger acceptance (in 1/8 units)</text:p>
          </table:table-cell>
          <table:table-cell table:style-name="ce2" office:value-type="string" calcext:value-type="string">
            <text:p>Mail acceptance (in 1/8 units)</text:p>
          </table:table-cell>
          <table:table-cell table:style-name="ce2" office:value-type="string" calcext:value-type="string">
            <text:p>Goods/food acceptance (in 1/8 units)</text:p>
          </table:table-cell>
          <table:table-cell table:style-name="ce2" office:value-type="string" calcext:value-type="string">
            <text:p>Remove ratings decrease</text:p>
          </table:table-cell>
          <table:table-cell table:style-name="ce2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table:style-name="ce1" table:number-columns-repeated="14"/>
          <table:table-cell office:value-type="float" office:value="2209" calcext:value-type="float">
            <text:p>2209</text:p>
          </table:table-cell>
          <table:table-cell/>
          <table:table-cell table:formula="of:=[.O2] &amp; &quot; * 6 07 0E 01 02 00 00&quot;" office:value-type="string" office:string-value="2209 * 6 07 0E 01 02 00 00" calcext:value-type="string">
            <text:p>2209 * 6 07 0E 01 02 00 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210" calcext:value-type="float">
            <text:p>2210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2210 * 23 00 07 03 01 00 08 00 15 00 23 06 12 08 0E 03 09 04 06 04 00 04 1A 04" calcext:value-type="string">
            <text:p>2210 * 23 00 07 03 01 00 08 00 15 00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211" calcext:value-type="float">
            <text:p>2211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2211 * 23 00 07 03 01 01 08 01 15 01 23 06 12 08 0E 03 09 04 06 04 00 04 1A 04" calcext:value-type="string">
            <text:p>2211 * 23 00 07 03 01 01 08 01 15 01 23 06 12 08 0E 03 09 04 06 04 00 04 1A 04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12" calcext:value-type="float">
            <text:p>2212</text:p>
          </table:table-cell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2212 * 23 00 07 03 01 02 08 02 15 02 23 06 12 08 0E 03 09 01 06 01 00 01 1A 01" calcext:value-type="string">
            <text:p>2212 * 23 00 07 03 01 02 08 02 15 02 23 06 12 08 0E 03 09 01 06 01 00 01 1A 01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13" calcext:value-type="float">
            <text:p>2213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2213 * 23 00 07 03 01 04 08 04 15 04 23 06 12 08 0E 04 09 06 06 06 00 06 1A 06" calcext:value-type="string">
            <text:p>2213 * 23 00 07 03 01 04 08 04 15 04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14" calcext:value-type="float">
            <text:p>2214</text:p>
          </table:table-cell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2214 * 23 00 07 03 01 05 08 05 15 05 23 06 12 08 0E 04 09 06 06 06 00 06 1A 06" calcext:value-type="string">
            <text:p>2214 * 23 00 07 03 01 05 08 05 15 05 23 06 12 08 0E 04 09 06 06 06 00 06 1A 06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15" calcext:value-type="float">
            <text:p>2215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2215 * 23 00 07 03 01 07 08 07 15 07 23 06 12 06 0E 01 09 02 06 02 00 02 1A 02" calcext:value-type="string">
            <text:p>2215 * 23 00 07 03 01 07 08 07 15 07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16" calcext:value-type="float">
            <text:p>2216</text:p>
          </table:table-cell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2216 * 23 00 07 03 01 08 08 08 15 08 23 06 12 06 0E 01 09 02 06 02 00 02 1A 02" calcext:value-type="string">
            <text:p>2216 * 23 00 07 03 01 08 08 08 15 08 23 06 12 06 0E 01 09 02 06 02 00 02 1A 02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217" calcext:value-type="float">
            <text:p>2217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2217 * 23 00 07 03 01 0D 08 0D 15 0D 23 06 12 08 0E 02 09 04 06 04 00 04 1A 04" calcext:value-type="string">
            <text:p>2217 * 23 00 07 03 01 0D 08 0D 15 0D 23 06 12 08 0E 02 09 04 06 04 00 04 1A 04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18" calcext:value-type="float">
            <text:p>2218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2218 * 23 00 07 03 01 0E 08 0E 15 0E 23 06 12 06 0E 02 09 03 06 03 00 03 1A 03" calcext:value-type="string">
            <text:p>2218 * 23 00 07 03 01 0E 08 0E 15 0E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219" calcext:value-type="float">
            <text:p>2219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2219 * 23 00 07 03 01 0F 08 0F 15 0F 23 06 12 06 0E 02 09 03 06 03 00 03 1A 03" calcext:value-type="string">
            <text:p>2219 * 23 00 07 03 01 0F 08 0F 15 0F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220" calcext:value-type="float">
            <text:p>2220</text:p>
          </table:table-cell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2220 * 23 00 07 03 01 10 08 10 15 10 23 06 12 06 0E 02 09 03 06 03 00 03 1A 03" calcext:value-type="string">
            <text:p>2220 * 23 00 07 03 01 10 08 10 15 10 23 06 12 06 0E 02 09 03 06 03 00 03 1A 03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2221" calcext:value-type="float">
            <text:p>2221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2221 * 23 00 07 03 01 12 08 12 15 12 23 06 12 06 0E 03 09 08 06 08 00 08 1A 08" calcext:value-type="string">
            <text:p>2221 * 23 00 07 03 01 12 08 12 15 12 23 06 12 06 0E 03 09 08 06 08 00 08 1A 08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222" calcext:value-type="float">
            <text:p>2222</text:p>
          </table:table-cell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2222 * 23 00 07 03 01 13 08 13 15 13 23 06 12 06 0E 02 09 06 06 06 00 06 1A 06" calcext:value-type="string">
            <text:p>2222 * 23 00 07 03 01 13 08 13 15 13 23 06 12 06 0E 02 09 06 06 06 00 06 1A 06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223" calcext:value-type="float">
            <text:p>2223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2223 * 23 00 07 03 01 1B 08 1B 15 1B 23 06 12 07 0E 02 09 02 06 02 00 02 1A 02" calcext:value-type="string">
            <text:p>2223 * 23 00 07 03 01 1B 08 1B 15 1B 23 06 12 07 0E 02 09 02 06 02 00 02 1A 02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224" calcext:value-type="float">
            <text:p>2224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2224 * 23 00 07 03 01 1C 08 1C 15 1C 23 06 12 08 0E 03 09 03 06 03 00 03 1A 03" calcext:value-type="string">
            <text:p>2224 * 23 00 07 03 01 1C 08 1C 15 1C 23 06 12 08 0E 03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2225" calcext:value-type="float">
            <text:p>2225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2225 * 23 00 07 03 01 1D 08 1D 15 1D 23 06 12 06 0E 02 09 03 06 03 00 03 1A 03" calcext:value-type="string">
            <text:p>2225 * 23 00 07 03 01 1D 08 1D 15 1D 23 06 12 06 0E 02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2226" calcext:value-type="float">
            <text:p>2226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2226 * 23 00 07 03 01 1E 08 1E 15 1E 23 06 12 08 0E 03 09 03 06 03 00 03 1A 03" calcext:value-type="string">
            <text:p>2226 * 23 00 07 03 01 1E 08 1E 15 1E 23 06 12 08 0E 03 09 03 06 03 00 03 1A 03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227" calcext:value-type="float">
            <text:p>2227</text:p>
          </table:table-cell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2227 * 23 00 07 03 01 1F 08 1F 15 1F 23 06 12 08 0E 02 09 02 06 02 00 02 1A 02" calcext:value-type="string">
            <text:p>2227 * 23 00 07 03 01 1F 08 1F 15 1F 23 06 12 08 0E 02 09 02 06 02 00 02 1A 02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228" calcext:value-type="float">
            <text:p>2228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2228 * 23 00 07 03 01 24 08 24 15 24 23 06 12 08 0E 03 09 02 06 02 00 02 1A 02" calcext:value-type="string">
            <text:p>2228 * 23 00 07 03 01 24 08 24 15 24 23 06 12 08 0E 03 09 02 06 02 00 02 1A 02</text:p>
          </table:table-cell>
          <table:table-cell table:number-columns-repeated="4"/>
          <table:table-cell table:formula="of:=IF([.L3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29" calcext:value-type="float">
            <text:p>2229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2229 * 23 00 07 03 01 25 08 25 15 25 23 06 12 03 0E 01 09 01 06 01 00 01 1A 01" calcext:value-type="string">
            <text:p>2229 * 23 00 07 03 01 25 08 25 15 25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30" calcext:value-type="float">
            <text:p>2230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2230 * 23 00 07 03 01 26 08 26 15 26 23 06 12 03 0E 01 09 01 06 01 00 01 1A 01" calcext:value-type="string">
            <text:p>2230 * 23 00 07 03 01 26 08 26 15 26 23 06 12 03 0E 01 09 01 06 01 00 01 1A 01</text:p>
          </table:table-cell>
          <table:table-cell table:number-columns-repeated="4"/>
          <table:table-cell table:formula="of:=IF([.L4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31" calcext:value-type="float">
            <text:p>2231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2231 * 23 00 07 03 01 27 08 27 15 27 23 06 12 08 0E 02 09 02 06 02 00 02 1A 02" calcext:value-type="string">
            <text:p>2231 * 23 00 07 03 01 27 08 27 15 27 23 06 12 08 0E 02 09 02 06 02 00 02 1A 02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2" calcext:value-type="float">
            <text:p>2232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2232 * 23 00 07 03 01 28 08 28 15 28 23 06 12 08 0E 02 09 03 06 03 00 03 1A 03" calcext:value-type="string">
            <text:p>2232 * 23 00 07 03 01 28 08 28 15 28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3" calcext:value-type="float">
            <text:p>2233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2233 * 23 00 07 03 01 29 08 29 15 29 23 06 12 08 0E 02 09 03 06 03 00 03 1A 03" calcext:value-type="string">
            <text:p>2233 * 23 00 07 03 01 29 08 29 15 29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4" calcext:value-type="float">
            <text:p>2234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2234 * 23 00 07 03 01 2A 08 2A 15 2A 23 06 12 08 0E 02 09 03 06 03 00 03 1A 03" calcext:value-type="string">
            <text:p>2234 * 23 00 07 03 01 2A 08 2A 15 2A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5" calcext:value-type="float">
            <text:p>2235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2235 * 23 00 07 03 01 2B 08 2B 15 2B 23 06 12 08 0E 02 09 03 06 03 00 03 1A 03" calcext:value-type="string">
            <text:p>2235 * 23 00 07 03 01 2B 08 2B 15 2B 23 06 12 08 0E 02 09 03 06 03 00 03 1A 03</text:p>
          </table:table-cell>
          <table:table-cell table:number-columns-repeated="4"/>
          <table:table-cell table:formula="of:=IF([.L4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36" calcext:value-type="float">
            <text:p>2236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2236 * 23 00 07 03 01 2C 08 2C 15 2C 23 06 12 05 0E 02 09 02 06 02 00 02 1A 02" calcext:value-type="string">
            <text:p>2236 * 23 00 07 03 01 2C 08 2C 15 2C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37" calcext:value-type="float">
            <text:p>2237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2237 * 23 00 07 03 01 2D 08 2D 15 2D 23 06 12 05 0E 02 09 02 06 02 00 02 1A 02" calcext:value-type="string">
            <text:p>2237 * 23 00 07 03 01 2D 08 2D 15 2D 23 06 12 05 0E 02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38" calcext:value-type="float">
            <text:p>2238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2238 * 23 00 07 03 01 2E 08 2E 15 2E 23 06 12 03 0E 01 09 02 06 02 00 02 1A 02" calcext:value-type="string">
            <text:p>2238 * 23 00 07 03 01 2E 08 2E 15 2E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39" calcext:value-type="float">
            <text:p>2239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2239 * 23 00 07 03 01 2F 08 2F 15 2F 23 06 12 03 0E 01 09 02 06 02 00 02 1A 02" calcext:value-type="string">
            <text:p>2239 * 23 00 07 03 01 2F 08 2F 15 2F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40" calcext:value-type="float">
            <text:p>2240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2240 * 23 00 07 03 01 30 08 30 15 30 23 06 12 03 0E 01 09 02 06 02 00 02 1A 02" calcext:value-type="string">
            <text:p>2240 * 23 00 07 03 01 30 08 30 15 30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41" calcext:value-type="float">
            <text:p>2241</text:p>
          </table:table-cell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2241 * 23 00 07 03 01 31 08 31 15 31 23 06 12 03 0E 01 09 02 06 02 00 02 1A 02" calcext:value-type="string">
            <text:p>2241 * 23 00 07 03 01 31 08 31 15 31 23 06 12 03 0E 01 09 02 06 02 00 02 1A 02</text:p>
          </table:table-cell>
          <table:table-cell table:number-columns-repeated="4"/>
          <table:table-cell table:formula="of:=IF([.L5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42" calcext:value-type="float">
            <text:p>2242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2242 * 23 00 07 03 01 38 08 38 15 38 23 06 12 02 0E 01 09 01 06 01 00 01 1A 01" calcext:value-type="string">
            <text:p>2242 * 23 00 07 03 01 38 08 38 15 38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2243 * 23 00 07 03 01 39 08 39 15 39 23 06 12 02 0E 01 09 01 06 01 00 01 1A 01" calcext:value-type="string">
            <text:p>2243 * 23 00 07 03 01 39 08 39 15 39 23 06 12 02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44" calcext:value-type="float">
            <text:p>2244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2244 * 23 00 07 03 01 3A 08 3A 15 3A 23 06 12 03 0E 01 09 01 06 01 00 01 1A 01" calcext:value-type="string">
            <text:p>2244 * 23 00 07 03 01 3A 08 3A 15 3A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45" calcext:value-type="float">
            <text:p>2245</text:p>
          </table:table-cell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2245 * 23 00 07 03 01 3B 08 3B 15 3B 23 06 12 03 0E 01 09 01 06 01 00 01 1A 01" calcext:value-type="string">
            <text:p>2245 * 23 00 07 03 01 3B 08 3B 15 3B 23 06 12 03 0E 01 09 01 06 01 00 01 1A 01</text:p>
          </table:table-cell>
          <table:table-cell table:number-columns-repeated="4"/>
          <table:table-cell table:formula="of:=IF([.L6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46" calcext:value-type="float">
            <text:p>2246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2246 * 23 00 07 03 01 3E 08 3E 15 3E 23 06 12 03 0E 01 09 01 06 01 00 01 1A 01" calcext:value-type="string">
            <text:p>2246 * 23 00 07 03 01 3E 08 3E 15 3E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47" calcext:value-type="float">
            <text:p>2247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2247 * 23 00 07 03 01 3F 08 3F 15 3F 23 06 12 03 0E 01 09 01 06 01 00 01 1A 01" calcext:value-type="string">
            <text:p>2247 * 23 00 07 03 01 3F 08 3F 15 3F 23 06 12 03 0E 01 09 01 06 01 00 01 1A 01</text:p>
          </table:table-cell>
          <table:table-cell table:number-columns-repeated="4"/>
          <table:table-cell table:formula="of:=IF([.L6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48" calcext:value-type="float">
            <text:p>2248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2248 * 23 00 07 03 01 40 08 40 15 40 23 06 12 06 0E 02 09 03 06 03 00 03 1A 03" calcext:value-type="string">
            <text:p>2248 * 23 00 07 03 01 40 08 40 15 40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49" calcext:value-type="float">
            <text:p>2249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2249 * 23 00 07 03 01 41 08 41 15 41 23 06 12 06 0E 02 09 03 06 03 00 03 1A 03" calcext:value-type="string">
            <text:p>2249 * 23 00 07 03 01 41 08 41 15 41 23 06 12 06 0E 02 09 03 06 03 00 03 1A 03</text:p>
          </table:table-cell>
          <table:table-cell table:number-columns-repeated="4"/>
          <table:table-cell table:formula="of:=IF([.L6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0" calcext:value-type="float">
            <text:p>2250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2250 * 23 00 07 03 01 42 08 42 15 42 23 06 12 06 0E 01 09 03 06 03 00 03 1A 03" calcext:value-type="string">
            <text:p>2250 * 23 00 07 03 01 42 08 42 15 42 23 06 12 06 0E 01 09 03 06 03 00 03 1A 03</text:p>
          </table:table-cell>
          <table:table-cell table:number-columns-repeated="4"/>
          <table:table-cell table:formula="of:=IF([.L6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1" calcext:value-type="float">
            <text:p>2251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2251 * 23 00 07 03 01 43 08 43 15 43 23 06 12 06 0E 01 09 02 06 02 00 02 1A 02" calcext:value-type="string">
            <text:p>2251 * 23 00 07 03 01 43 08 43 15 43 23 06 12 06 0E 01 09 02 06 02 00 02 1A 02</text:p>
          </table:table-cell>
          <table:table-cell table:number-columns-repeated="4"/>
          <table:table-cell table:formula="of:=IF([.L7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2" calcext:value-type="float">
            <text:p>2252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2252 * 23 00 07 03 01 44 08 44 15 44 23 06 12 06 0E 01 09 03 06 03 00 03 1A 03" calcext:value-type="string">
            <text:p>2252 * 23 00 07 03 01 44 08 44 15 44 23 06 12 06 0E 01 09 03 06 03 00 03 1A 03</text:p>
          </table:table-cell>
          <table:table-cell table:number-columns-repeated="4"/>
          <table:table-cell table:formula="of:=IF([.L7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3" calcext:value-type="float">
            <text:p>2253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2253 * 23 00 07 03 01 45 08 45 15 45 23 06 12 06 0E 01 09 02 06 02 00 02 1A 02" calcext:value-type="string">
            <text:p>2253 * 23 00 07 03 01 45 08 45 15 45 23 06 12 06 0E 01 09 02 06 02 00 02 1A 02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2254 * 23 00 07 03 01 46 08 46 15 46 23 06 12 07 0E 02 09 03 06 03 00 03 1A 03" calcext:value-type="string">
            <text:p>2254 * 23 00 07 03 01 46 08 46 15 46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55" calcext:value-type="float">
            <text:p>2255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2255 * 23 00 07 03 01 47 08 47 15 47 23 06 12 07 0E 02 09 03 06 03 00 03 1A 03" calcext:value-type="string">
            <text:p>2255 * 23 00 07 03 01 47 08 47 15 47 23 06 12 07 0E 02 09 03 06 03 00 03 1A 03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56" calcext:value-type="float">
            <text:p>2256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2256 * 23 00 07 03 01 48 08 48 15 48 23 06 12 08 0E 03 09 04 06 04 00 04 1A 04" calcext:value-type="string">
            <text:p>2256 * 23 00 07 03 01 48 08 48 15 48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57" calcext:value-type="float">
            <text:p>2257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2257 * 23 00 07 03 01 49 08 49 15 49 23 06 12 08 0E 03 09 04 06 04 00 04 1A 04" calcext:value-type="string">
            <text:p>2257 * 23 00 07 03 01 49 08 49 15 49 23 06 12 08 0E 03 09 04 06 04 00 04 1A 04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58" calcext:value-type="float">
            <text:p>2258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2258 * 23 00 07 03 01 4A 08 4A 15 4A 23 06 12 07 0E 02 09 02 06 02 00 02 1A 02" calcext:value-type="string">
            <text:p>2258 * 23 00 07 03 01 4A 08 4A 15 4A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59" calcext:value-type="float">
            <text:p>2259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2259 * 23 00 07 03 01 4B 08 4B 15 4B 23 06 12 07 0E 02 09 02 06 02 00 02 1A 02" calcext:value-type="string">
            <text:p>2259 * 23 00 07 03 01 4B 08 4B 15 4B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60" calcext:value-type="float">
            <text:p>2260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2260 * 23 00 07 03 01 4C 08 4C 15 4C 23 06 12 07 0E 02 09 02 06 02 00 02 1A 02" calcext:value-type="string">
            <text:p>2260 * 23 00 07 03 01 4C 08 4C 15 4C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61" calcext:value-type="float">
            <text:p>2261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2261 * 23 00 07 03 01 4D 08 4D 15 4D 23 06 12 07 0E 02 09 02 06 02 00 02 1A 02" calcext:value-type="string">
            <text:p>2261 * 23 00 07 03 01 4D 08 4D 15 4D 23 06 12 07 0E 02 09 02 06 02 00 02 1A 02</text:p>
          </table:table-cell>
          <table:table-cell table:number-columns-repeated="4"/>
          <table:table-cell table:formula="of:=IF([.L8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2" calcext:value-type="float">
            <text:p>2262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2262 * 23 00 07 03 01 4E 08 4E 15 4E 23 06 12 03 0E 01 09 02 06 02 00 02 1A 02" calcext:value-type="string">
            <text:p>2262 * 23 00 07 03 01 4E 08 4E 15 4E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3" calcext:value-type="float">
            <text:p>2263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2263 * 23 00 07 03 01 4F 08 4F 15 4F 23 06 12 03 0E 01 09 02 06 02 00 02 1A 02" calcext:value-type="string">
            <text:p>2263 * 23 00 07 03 01 4F 08 4F 15 4F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4" calcext:value-type="float">
            <text:p>2264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2264 * 23 00 07 03 01 50 08 50 15 50 23 06 12 03 0E 01 09 02 06 02 00 02 1A 02" calcext:value-type="string">
            <text:p>2264 * 23 00 07 03 01 50 08 50 15 50 23 06 12 03 0E 01 09 02 06 02 00 02 1A 02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65" calcext:value-type="float">
            <text:p>2265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2265 * 23 00 07 03 01 51 08 51 15 51 23 06 12 03 0E 01 09 01 06 01 00 01 1A 01" calcext:value-type="string">
            <text:p>2265 * 23 00 07 03 01 51 08 51 15 51 23 06 12 03 0E 01 09 01 06 01 00 01 1A 01</text:p>
          </table:table-cell>
          <table:table-cell table:number-columns-repeated="4"/>
          <table:table-cell table:formula="of:=IF([.L8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266" calcext:value-type="float">
            <text:p>2266</text:p>
          </table:table-cell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2266 * 23 00 07 03 01 52 08 52 15 52 23 06 12 06 0E 02 09 01 06 01 00 01 1A 01" calcext:value-type="string">
            <text:p>2266 * 23 00 07 03 01 52 08 52 15 52 23 06 12 06 0E 02 09 01 06 01 00 01 1A 01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7" calcext:value-type="float">
            <text:p>2267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2267 * 23 00 07 03 01 54 08 54 15 54 23 06 12 03 0E 01 09 02 06 02 00 02 1A 02" calcext:value-type="string">
            <text:p>2267 * 23 00 07 03 01 54 08 54 15 54 23 06 12 03 0E 01 09 02 06 02 00 02 1A 02</text:p>
          </table:table-cell>
          <table:table-cell table:number-columns-repeated="4"/>
          <table:table-cell table:formula="of:=IF([.L8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268" calcext:value-type="float">
            <text:p>2268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2268 * 23 00 07 03 01 55 08 55 15 55 23 06 12 06 0E 02 09 01 06 01 00 01 1A 01" calcext:value-type="string">
            <text:p>2268 * 23 00 07 03 01 55 08 55 15 55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69" calcext:value-type="float">
            <text:p>2269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2269 * 23 00 07 03 01 56 08 56 15 56 23 06 12 06 0E 02 09 01 06 01 00 01 1A 01" calcext:value-type="string">
            <text:p>2269 * 23 00 07 03 01 56 08 56 15 56 23 06 12 06 0E 02 09 01 06 01 00 01 1A 01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270" calcext:value-type="float">
            <text:p>2270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2270 * 23 00 07 03 01 57 08 57 15 57 23 06 12 08 0E 03 09 04 06 04 00 04 1A 04" calcext:value-type="string">
            <text:p>2270 * 23 00 07 03 01 57 08 57 15 57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271" calcext:value-type="float">
            <text:p>2271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2271 * 23 00 07 03 01 58 08 58 15 58 23 06 12 08 0E 03 09 04 06 04 00 04 1A 04" calcext:value-type="string">
            <text:p>2271 * 23 00 07 03 01 58 08 58 15 58 23 06 12 08 0E 03 09 04 06 04 00 04 1A 04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272" calcext:value-type="float">
            <text:p>2272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2272 * 23 00 07 03 01 59 08 59 15 59 23 06 12 06 0E 02 09 01 06 01 00 01 1A 01" calcext:value-type="string">
            <text:p>2272 * 23 00 07 03 01 59 08 59 15 59 23 06 12 06 0E 02 09 01 06 01 00 01 1A 01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73" calcext:value-type="float">
            <text:p>2273</text:p>
          </table:table-cell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2273 * 23 00 07 03 01 5A 08 5A 15 5A 23 06 12 08 0E 03 09 04 06 04 00 04 1A 04" calcext:value-type="string">
            <text:p>2273 * 23 00 07 03 01 5A 08 5A 15 5A 23 06 12 08 0E 03 09 04 06 04 00 04 1A 04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2] &amp; &quot; * &quot; &amp; [.P112] &amp; &quot; &quot; &amp; &quot;00 07 03 01 &quot; &amp; LEFT([.A112]; LEN([.A112])-1) &amp; &quot; 08 &quot; &amp; LEFT([.A112]; LEN([.A112])-1) &amp; &quot; 15 &quot; &amp; LEFT([.A112]; LEN([.A112])-1) &amp; &quot; 23 06 &quot; &amp; [.$P$1] &amp; &quot; 0&quot; &amp; MIN([.J112]; 8) &amp; &quot; &quot; &amp; [.$R$1] &amp; &quot; 0&quot; &amp; [.K112] &amp; &quot; &quot; &amp; [.$T$1] &amp; &quot; 0&quot; &amp; ABS([.L112]) &amp; &quot; &quot; &amp; [.$V$1] &amp; &quot; 0&quot; &amp; ABS([.L112]) &amp; &quot; &quot; &amp; [.$X$1] &amp; &quot; 0&quot; &amp; ABS([.L112]) &amp; &quot; &quot; &amp; [.$Z$1] &amp; &quot; 0&quot; &amp; ABS([.L112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2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3:Sheet1.A112">
            <calcext:condition calcext:apply-style-name="Heading" calcext:value="formula-is(LEN([.A3])&gt;3)" calcext:base-cell-address="Sheet1.A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0:26:27.128890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5-14T10:27:26.091008530</dc:date>
    <meta:editing-duration>P6DT5H6M22S</meta:editing-duration>
    <meta:editing-cycles>50</meta:editing-cycles>
    <meta:generator>LibreOffice/6.0.7.3$Linux_X86_64 LibreOffice_project/00m0$Build-3</meta:generator>
    <meta:document-statistic meta:table-count="1" meta:cell-count="1931" meta:object-count="0"/>
  </office:meta>
</office:document-meta>
</file>